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66347222222222cm"/>
    </style:style>
    <style:style style:name="co4" style:family="table-column">
      <style:table-column-properties fo:break-before="auto" style:column-width="3.10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4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x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b.d f4,f1,f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6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2,f1,f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7d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,f4,f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8a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1,v5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m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i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j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4,f1,f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3x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4,v4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b.d f4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a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2,f1,f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7d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,f4,f2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8a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1,v5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3m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3i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j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Foglio1" table:style-name="ta2">
        <table:table-column table:style-name="co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2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4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x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ub.d f4,f1,f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6a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2,f1,f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7d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,f4,f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8a</text:p>
          </table:table-cell>
          <table:table-cell office:value-type="string" table:style-name="ce2">
            <text:p>-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1,v5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6i</text:p>
          </table:table-cell>
          <table:table-cell office:value-type="string" table:style-name="ce2">
            <text:p>-</text:p>
          </table:table-cell>
          <table:table-cell office:value-type="float" office:value="7" table:style-name="ce2">
            <text:p>7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7i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4,f1,f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3x</text:p>
          </table:table-cell>
          <table:table-cell office:value-type="string" table:style-name="ce2">
            <text:p>-</text:p>
          </table:table-cell>
          <table:table-cell office:value-type="float" office:value="21" table:style-name="ce2">
            <text:p>21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4,v4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ub.d f4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3a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2,f1,f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7d</text:p>
          </table:table-cell>
          <table:table-cell office:value-type="string" table:style-name="ce2">
            <text:p>-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,f4,f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28a</text:p>
          </table:table-cell>
          <table:table-cell office:value-type="string" table:style-name="ce2">
            <text:p>-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1,v5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3i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i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0T15:05:46Z</meta:creation-date>
    <dc:date>2023-02-17T14:50:11Z</dc:date>
    <meta:editing-cycles>10</meta:editing-cycles>
    <meta:editing-duration>PT2313S</meta:editing-duration>
  </office:meta>
</office:document-meta>
</file>